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m²</text:p>
          </table:table-cell>
        </table:table-row>
        <table:table-row table:style-name="ro1">
          <table:table-cell office:value-type="float" office:value="4590000" calcext:value-type="float">
            <text:p>4590000</text:p>
          </table:table-cell>
          <table:table-cell office:value-type="float" office:value="6" calcext:value-type="float">
            <text:p>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20000" calcext:value-type="float">
            <text:p>1820000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85000" calcext:value-type="float">
            <text:p>58500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70000" calcext:value-type="float">
            <text:p>1170000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72000" calcext:value-type="float">
            <text:p>57200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55000" calcext:value-type="float">
            <text:p>1455000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940000" calcext:value-type="float">
            <text:p>1940000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490000" calcext:value-type="float">
            <text:p>2490000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920000" calcext:value-type="float">
            <text:p>1920000</text:p>
          </table:table-cell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50000" calcext:value-type="float">
            <text:p>1650000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695050" calcext:value-type="float">
            <text:p>1695050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7" calcext:value-type="float">
            <text:p>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120000" calcext:value-type="float">
            <text:p>212000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55000" calcext:value-type="float">
            <text:p>3155000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288000" calcext:value-type="float">
            <text:p>2288000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975000" calcext:value-type="float">
            <text:p>197500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46000" calcext:value-type="float">
            <text:p>54600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1000" calcext:value-type="float">
            <text:p>65100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90000" calcext:value-type="float">
            <text:p>1990000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65000" calcext:value-type="float">
            <text:p>765000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15000" calcext:value-type="float">
            <text:p>61500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25000" calcext:value-type="float">
            <text:p>925000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86000" calcext:value-type="float">
            <text:p>88600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16:31:51.925401900</meta:creation-date>
    <dc:date>2025-09-07T16:42:47.874065400</dc:date>
    <meta:editing-duration>PT24S</meta:editing-duration>
    <meta:editing-cycles>1</meta:editing-cycles>
    <meta:generator>LibreOffice/25.2.5.2$Windows_X86_64 LibreOffice_project/03d19516eb2e1dd5d4ccd751a0d6f35f35e08022</meta:generator>
    <meta:document-statistic meta:table-count="1" meta:cell-count="120" meta:object-count="0"/>
  </office:meta>
</office:document-meta>
</file>